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06.05pt"/>
    </style:style>
    <style:style style:name="co3" style:family="table-column">
      <style:table-column-properties fo:break-before="auto" style:column-width="17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language="en" fo:country="US" fo:font-weight="bold" style:font-weight-asian="bold" style:font-weight-complex="bold"/>
      <style:map style:condition="cell-content()=&quot;&quot;" style:apply-style-name="Untitled1" style:base-cell-address="Sheet1.A1"/>
      <style:map style:condition="cell-content()!=&quot;&quot;" style:apply-style-name="Untitled2" style:base-cell-address="Sheet1.A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1"/>
      <style:map style:condition="cell-content()!=&quot;&quot;" style:apply-style-name="Untitled2" style:base-cell-address="Sheet1.A1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1"/>
      <style:map style:condition="cell-content()!=&quot;&quot;" style:apply-style-name="Untitled2" style:base-cell-address="Sheet1.A1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language="en" fo:country="US" fo:font-weight="bold" style:font-weight-asian="bold" style:font-weight-complex="bold"/>
      <style:map style:condition="cell-content()=&quot;&quot;" style:apply-style-name="Untitled1" style:base-cell-address="Sheet1.A74"/>
      <style:map style:condition="cell-content()!=&quot;&quot;" style:apply-style-name="Untitled2" style:base-cell-address="Sheet1.A74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75"/>
      <style:map style:condition="cell-content()!=&quot;&quot;" style:apply-style-name="Untitled2" style:base-cell-address="Sheet1.A75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76"/>
      <style:map style:condition="cell-content()!=&quot;&quot;" style:apply-style-name="Untitled2" style:base-cell-address="Sheet1.A76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88"/>
      <style:map style:condition="cell-content()!=&quot;&quot;" style:apply-style-name="Untitled2" style:base-cell-address="Sheet1.A88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89"/>
      <style:map style:condition="cell-content()!=&quot;&quot;" style:apply-style-name="Untitled2" style:base-cell-address="Sheet1.A89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92"/>
      <style:map style:condition="cell-content()!=&quot;&quot;" style:apply-style-name="Untitled2" style:base-cell-address="Sheet1.A92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94"/>
      <style:map style:condition="cell-content()!=&quot;&quot;" style:apply-style-name="Untitled2" style:base-cell-address="Sheet1.A94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96"/>
      <style:map style:condition="cell-content()!=&quot;&quot;" style:apply-style-name="Untitled2" style:base-cell-address="Sheet1.A96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97"/>
      <style:map style:condition="cell-content()!=&quot;&quot;" style:apply-style-name="Untitled2" style:base-cell-address="Sheet1.A97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98"/>
      <style:map style:condition="cell-content()!=&quot;&quot;" style:apply-style-name="Untitled2" style:base-cell-address="Sheet1.A98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99"/>
      <style:map style:condition="cell-content()!=&quot;&quot;" style:apply-style-name="Untitled2" style:base-cell-address="Sheet1.A99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124"/>
      <style:map style:condition="cell-content()!=&quot;&quot;" style:apply-style-name="Untitled2" style:base-cell-address="Sheet1.A124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124"/>
      <style:map style:condition="cell-content()!=&quot;&quot;" style:apply-style-name="Untitled2" style:base-cell-address="Sheet1.A124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</style:style>
    <style:style style:name="ce18" style:family="table-cell" style:parent-style-name="Default">
      <style:text-properties fo:language="en" fo:country="U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10.01pt"/>
      <style:text-properties fo:language="en" fo:country="US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fo:language="en" fo:country="US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language="en" fo:country="U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7"/>
        <table:table-column table:style-name="co2" table:default-cell-style-name="ce18"/>
        <table:table-column table:style-name="co3" table:default-cell-style-name="ce18"/>
        <table:table-column table:style-name="co1" table:number-columns-repeated="1021" table:default-cell-style-name="ce18"/>
        <table:table-row table:style-name="ro1">
          <table:table-cell table:style-name="ce1" office:value-type="string" calcext:value-type="string" table:number-columns-spanned="2" table:number-rows-spanned="1">
            <text:p>I CAN HAS SLEEP ETC.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Sleeping bag</text:p>
          </table:table-cell>
          <table:table-cell/>
          <table:table-cell table:style-name="ce21" office:value-type="string" calcext:value-type="string" table:number-columns-spanned="3" table:number-rows-spanned="3">
            <text:p><text:span text:style-name="T1">USAGE:</text:span> Just put an “OK” or “n/a” in column A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Mattress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Wash bag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19" office:value-type="string" calcext:value-type="string">
            <text:p>Tooth pas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9" office:value-type="string" calcext:value-type="string">
            <text:p>Tooth brush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9" office:value-type="string" calcext:value-type="string">
            <text:p>Aspiri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9" office:value-type="string" calcext:value-type="string">
            <text:p>Condom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9" office:value-type="string" calcext:value-type="string">
            <text:p>Shower gel / shampoo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9" office:value-type="string" calcext:value-type="string">
            <text:p>Handkerchief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9" office:value-type="string" calcext:value-type="string">
            <text:p>Tampon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9" office:value-type="string" calcext:value-type="string">
            <text:p>Medicatio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9" office:value-type="string" calcext:value-type="string">
            <text:p>Refreshment towels (throwaway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9" office:value-type="string" calcext:value-type="string">
            <text:p>Razo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9" office:value-type="string" calcext:value-type="string">
            <text:p>Insect repellent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9" office:value-type="string" calcext:value-type="string">
            <text:p>Ear plug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I SHALL NOT COME NAKED</text:p>
          </table:table-cell>
          <table:covered-table-cell/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T-Shirt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Pullover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Pants / trouser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shorter pant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Sock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Shorts / Undi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Larger towe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Bathing sui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Jac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Sho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Light shoes / sandal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Rain jac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Box for glasse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9" office:value-type="string" calcext:value-type="string">
            <text:p>Glasses clean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Umbre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LITTLE THINGS THAT AMUSE ME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Reading materia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something to kni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mp3 playing thingi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An analog game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That last Doctor Who episod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Tobacco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Charging cabl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teddy bea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wine bottle open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Mobile phon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9" office:value-type="string" calcext:value-type="string">
            <text:p>charged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9" office:value-type="string" calcext:value-type="string">
            <text:p>Charging cable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19" office:value-type="string" calcext:value-type="string">
            <text:p>important phone numbers saved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9" office:value-type="string" calcext:value-type="string">
            <text:p>maybe SIM card for abroad?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20" office:value-type="string" calcext:value-type="string">
            <text:p>Most important phone numbers ON PAP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Walle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9" office:value-type="string" calcext:value-type="string">
            <text:p>contains money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9" office:value-type="string" calcext:value-type="string">
            <text:p>contains ticket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9" office:value-type="string" calcext:value-type="string">
            <text:p>credit card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9" office:value-type="string" calcext:value-type="string">
            <text:p>Health insuranc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9" office:value-type="string" calcext:value-type="string">
            <text:p>Non-essentials removed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Default" office:value-type="string" calcext:value-type="string">
            <text:p>car charge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Default" office:value-type="string" calcext:value-type="string">
            <text:p>car audio cab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GOD, I HATE CAMPING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Ten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9" office:value-type="string" calcext:value-type="string">
            <text:p>Tent pegs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9" office:value-type="string" calcext:value-type="string">
            <text:p>yes, a hammer would be nic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Rubber boot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Toilet paper and baby wip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Portable ash tray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Blan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Rescue blanket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Clotheslin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Cloth peg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Trash bag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Fire extinguisher if possible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Snap hook / carabin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Comfy chair, maybe tabl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Hand broom (for cleaning the tent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2" table:number-rows-spanned="1">
            <text:p>COOKING AND EATING</text:p>
          </table:table-cell>
          <table:covered-table-cell/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Dishes &amp; eating irons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19" office:value-type="string" calcext:value-type="string">
            <text:p>Plate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19" office:value-type="string" calcext:value-type="string">
            <text:p>Mug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19" office:value-type="string" calcext:value-type="string">
            <text:p>Eating irons (spork, knife)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19" office:value-type="string" calcext:value-type="string">
            <text:p>Penknife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19" office:value-type="string" calcext:value-type="string">
            <text:p>drink more water!</text:p>
          </table:table-cell>
          <table:table-cell table:number-columns-repeated="1022"/>
        </table:table-row>
        <table:table-row table:style-name="ro1">
          <table:table-cell table:style-name="ce6"/>
          <table:table-cell office:value-type="string" calcext:value-type="string">
            <text:p>Basic spices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19" office:value-type="string" calcext:value-type="string">
            <text:p>and salt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19" office:value-type="string" calcext:value-type="string">
            <text:p>and sugar</text:p>
          </table:table-cell>
          <table:table-cell table:number-columns-repeated="1022"/>
        </table:table-row>
        <table:table-row table:style-name="ro1">
          <table:table-cell table:style-name="ce6"/>
          <table:table-cell office:value-type="string" calcext:value-type="string">
            <text:p>Provisions</text:p>
          </table:table-cell>
          <table:table-cell table:number-columns-repeated="1022"/>
        </table:table-row>
        <table:table-row table:style-name="ro1">
          <table:table-cell table:style-name="ce6"/>
          <table:table-cell office:value-type="string" calcext:value-type="string">
            <text:p>Camping cooker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19" office:value-type="string" calcext:value-type="string">
            <text:p>is it loaded?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19" office:value-type="string" calcext:value-type="string">
            <text:p>lighter or matches</text:p>
          </table:table-cell>
          <table:table-cell table:number-columns-repeated="1022"/>
        </table:table-row>
        <table:table-row table:style-name="ro1">
          <table:table-cell table:style-name="ce7"/>
          <table:table-cell office:value-type="string" calcext:value-type="string">
            <text:p>Small pot</text:p>
          </table:table-cell>
          <table:table-cell table:style-name="Default" table:number-columns-repeated="1022"/>
        </table:table-row>
        <table:table-row table:style-name="ro1">
          <table:table-cell table:style-name="ce8"/>
          <table:table-cell office:value-type="string" calcext:value-type="string">
            <text:p>Small pan</text:p>
          </table:table-cell>
          <table:table-cell table:style-name="Default" table:number-columns-repeated="1022"/>
        </table:table-row>
        <table:table-row table:style-name="ro1">
          <table:table-cell table:style-name="ce8"/>
          <table:table-cell office:value-type="string" calcext:value-type="string">
            <text:p>larger bowl</text:p>
          </table:table-cell>
          <table:table-cell table:style-name="Default" table:number-columns-repeated="1022"/>
        </table:table-row>
        <table:table-row table:style-name="ro1">
          <table:table-cell table:style-name="ce8"/>
          <table:table-cell office:value-type="string" calcext:value-type="string">
            <text:p>Colander (for pasta)</text:p>
          </table:table-cell>
          <table:table-cell table:style-name="Default" table:number-columns-repeated="1022"/>
        </table:table-row>
        <table:table-row table:style-name="ro1">
          <table:table-cell table:style-name="ce9"/>
          <table:table-cell office:value-type="string" calcext:value-type="string">
            <text:p>Wooden spoon</text:p>
          </table:table-cell>
          <table:table-cell table:style-name="Default" table:number-columns-repeated="1022"/>
        </table:table-row>
        <table:table-row table:style-name="ro1">
          <table:table-cell table:style-name="ce9"/>
          <table:table-cell office:value-type="string" calcext:value-type="string">
            <text:p>flat wooden food preparement thing</text:p>
          </table:table-cell>
          <table:table-cell table:style-name="Default" table:number-columns-repeated="1022"/>
        </table:table-row>
        <table:table-row table:style-name="ro1">
          <table:table-cell table:style-name="ce10"/>
          <table:table-cell office:value-type="string" calcext:value-type="string">
            <text:p>Cooking knife</text:p>
          </table:table-cell>
          <table:table-cell table:style-name="Default" table:number-columns-repeated="1022"/>
        </table:table-row>
        <table:table-row table:style-name="ro1">
          <table:table-cell table:style-name="ce10"/>
          <table:table-cell office:value-type="string" calcext:value-type="string">
            <text:p>potato peeler</text:p>
          </table:table-cell>
          <table:table-cell table:style-name="Default" table:number-columns-repeated="1022"/>
        </table:table-row>
        <table:table-row table:style-name="ro1">
          <table:table-cell table:style-name="ce11"/>
          <table:table-cell office:value-type="string" calcext:value-type="string">
            <text:p>Cutting board</text:p>
          </table:table-cell>
          <table:table-cell table:style-name="Default" table:number-columns-repeated="1022"/>
        </table:table-row>
        <table:table-row table:style-name="ro1">
          <table:table-cell table:style-name="ce12"/>
          <table:table-cell table:style-name="ce20" office:value-type="string" calcext:value-type="string">
            <text:p>Can opener</text:p>
          </table:table-cell>
          <table:table-cell table:style-name="Default" table:number-columns-repeated="1022"/>
        </table:table-row>
        <table:table-row table:style-name="ro1">
          <table:table-cell table:style-name="ce13"/>
          <table:table-cell office:value-type="string" calcext:value-type="string">
            <text:p>Coffee maker</text:p>
          </table:table-cell>
          <table:table-cell table:style-name="Default" table:number-columns-repeated="1022"/>
        </table:table-row>
        <table:table-row table:style-name="ro1">
          <table:table-cell table:style-name="ce14"/>
          <table:table-cell office:value-type="string" calcext:value-type="string">
            <text:p>Milk steamer</text:p>
          </table:table-cell>
          <table:table-cell table:style-name="Default" table:number-columns-repeated="1022"/>
        </table:table-row>
        <table:table-row table:style-name="ro1">
          <table:table-cell table:style-name="ce14"/>
          <table:table-cell office:value-type="string" calcext:value-type="string">
            <text:p>zipper bags</text:p>
          </table:table-cell>
          <table:table-cell table:style-name="Default" table:number-columns-repeated="1022"/>
        </table:table-row>
        <table:table-row table:style-name="ro1">
          <table:table-cell table:style-name="ce14"/>
          <table:table-cell office:value-type="string" calcext:value-type="string">
            <text:p>little thingie clips to close bags</text:p>
          </table:table-cell>
          <table:table-cell table:style-name="Default" table:number-columns-repeated="1022"/>
        </table:table-row>
        <table:table-row table:style-name="ro1">
          <table:table-cell table:style-name="ce14"/>
          <table:table-cell office:value-type="string" calcext:value-type="string">
            <text:p>Dish soap</text:p>
          </table:table-cell>
          <table:table-cell table:style-name="Default" table:number-columns-repeated="1022"/>
        </table:table-row>
        <table:table-row table:style-name="ro1">
          <table:table-cell table:style-name="ce14"/>
          <table:table-cell office:value-type="string" calcext:value-type="string">
            <text:p>spongebob squarepants</text:p>
          </table:table-cell>
          <table:table-cell table:style-name="Default" table:number-columns-repeated="1022"/>
        </table:table-row>
        <table:table-row table:style-name="ro1">
          <table:table-cell table:style-name="ce14"/>
          <table:table-cell office:value-type="string" calcext:value-type="string">
            <text:p>Kitchen towls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GIVE ME NERDY THINGS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Laptop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Ethernet cable (l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multiple socket plug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Power cable (l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USB drive for sneakernet connection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sonic screw driver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Something to put laptop 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EVIL DAYSTAR IS EVIL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Sun glass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A nice ha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Sun screen (str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Bathing suit (not the Borat one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TEH CAMP 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Micro USB cable (r0ketbadge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DECT phon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9" office:value-type="string" calcext:value-type="string">
            <text:p>charg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List of SSH fingerprints etc.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GPS</text:p>
          </table:table-cell>
          <table:table-cell table:number-columns-repeated="1022"/>
        </table:table-row>
        <table:table-row table:style-name="ro1">
          <table:table-cell table:style-name="ce15"/>
          <table:table-cell office:value-type="string" calcext:value-type="string">
            <text:p><text:s text:c="2"/>with the right maps?</text:p>
          </table:table-cell>
          <table:table-cell table:number-columns-repeated="1022"/>
        </table:table-row>
        <table:table-row table:style-name="ro1">
          <table:table-cell table:style-name="ce16"/>
          <table:table-cell office:value-type="string" calcext:value-type="string">
            <text:p>good old maps on dead trees</text:p>
          </table:table-cell>
          <table:table-cell table:number-columns-repeated="1022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05:Sheet1.A123 Sheet1.A1:Sheet1.A73">
            <calcext:condition calcext:apply-style-name="Untitled1" calcext:value="=&quot;&quot;" calcext:base-cell-address="Sheet1.A1"/>
            <calcext:condition calcext:apply-style-name="Untitled2" calcext:value="!=&quot;&quot;" calcext:base-cell-address="Sheet1.A1"/>
          </calcext:conditional-format>
          <calcext:conditional-format calcext:target-range-address="Sheet1.A124:Sheet1.A124">
            <calcext:condition calcext:apply-style-name="Untitled1" calcext:value="=&quot;&quot;" calcext:base-cell-address="Sheet1.A124"/>
            <calcext:condition calcext:apply-style-name="Untitled2" calcext:value="!=&quot;&quot;" calcext:base-cell-address="Sheet1.A124"/>
          </calcext:conditional-format>
          <calcext:conditional-format calcext:target-range-address="Sheet1.A74:Sheet1.A74">
            <calcext:condition calcext:apply-style-name="Untitled1" calcext:value="=&quot;&quot;" calcext:base-cell-address="Sheet1.A74"/>
            <calcext:condition calcext:apply-style-name="Untitled2" calcext:value="!=&quot;&quot;" calcext:base-cell-address="Sheet1.A74"/>
          </calcext:conditional-format>
          <calcext:conditional-format calcext:target-range-address="Sheet1.A76:Sheet1.A87">
            <calcext:condition calcext:apply-style-name="Untitled1" calcext:value="=&quot;&quot;" calcext:base-cell-address="Sheet1.A76"/>
            <calcext:condition calcext:apply-style-name="Untitled2" calcext:value="!=&quot;&quot;" calcext:base-cell-address="Sheet1.A76"/>
          </calcext:conditional-format>
          <calcext:conditional-format calcext:target-range-address="Sheet1.A75:Sheet1.A87">
            <calcext:condition calcext:apply-style-name="Untitled1" calcext:value="=&quot;&quot;" calcext:base-cell-address="Sheet1.A75"/>
            <calcext:condition calcext:apply-style-name="Untitled2" calcext:value="!=&quot;&quot;" calcext:base-cell-address="Sheet1.A75"/>
          </calcext:conditional-format>
          <calcext:conditional-format calcext:target-range-address="Sheet1.A88:Sheet1.A88">
            <calcext:condition calcext:apply-style-name="Untitled1" calcext:value="=&quot;&quot;" calcext:base-cell-address="Sheet1.A88"/>
            <calcext:condition calcext:apply-style-name="Untitled2" calcext:value="!=&quot;&quot;" calcext:base-cell-address="Sheet1.A88"/>
          </calcext:conditional-format>
          <calcext:conditional-format calcext:target-range-address="Sheet1.A88:Sheet1.A88">
            <calcext:condition calcext:apply-style-name="Untitled1" calcext:value="=&quot;&quot;" calcext:base-cell-address="Sheet1.A88"/>
            <calcext:condition calcext:apply-style-name="Untitled2" calcext:value="!=&quot;&quot;" calcext:base-cell-address="Sheet1.A88"/>
          </calcext:conditional-format>
          <calcext:conditional-format calcext:target-range-address="Sheet1.A89:Sheet1.A91">
            <calcext:condition calcext:apply-style-name="Untitled1" calcext:value="=&quot;&quot;" calcext:base-cell-address="Sheet1.A89"/>
            <calcext:condition calcext:apply-style-name="Untitled2" calcext:value="!=&quot;&quot;" calcext:base-cell-address="Sheet1.A89"/>
          </calcext:conditional-format>
          <calcext:conditional-format calcext:target-range-address="Sheet1.A89:Sheet1.A91">
            <calcext:condition calcext:apply-style-name="Untitled1" calcext:value="=&quot;&quot;" calcext:base-cell-address="Sheet1.A89"/>
            <calcext:condition calcext:apply-style-name="Untitled2" calcext:value="!=&quot;&quot;" calcext:base-cell-address="Sheet1.A89"/>
          </calcext:conditional-format>
          <calcext:conditional-format calcext:target-range-address="Sheet1.A92:Sheet1.A93">
            <calcext:condition calcext:apply-style-name="Untitled1" calcext:value="=&quot;&quot;" calcext:base-cell-address="Sheet1.A92"/>
            <calcext:condition calcext:apply-style-name="Untitled2" calcext:value="!=&quot;&quot;" calcext:base-cell-address="Sheet1.A92"/>
          </calcext:conditional-format>
          <calcext:conditional-format calcext:target-range-address="Sheet1.A92:Sheet1.A93">
            <calcext:condition calcext:apply-style-name="Untitled1" calcext:value="=&quot;&quot;" calcext:base-cell-address="Sheet1.A92"/>
            <calcext:condition calcext:apply-style-name="Untitled2" calcext:value="!=&quot;&quot;" calcext:base-cell-address="Sheet1.A92"/>
          </calcext:conditional-format>
          <calcext:conditional-format calcext:target-range-address="Sheet1.A94:Sheet1.A95">
            <calcext:condition calcext:apply-style-name="Untitled1" calcext:value="=&quot;&quot;" calcext:base-cell-address="Sheet1.A94"/>
            <calcext:condition calcext:apply-style-name="Untitled2" calcext:value="!=&quot;&quot;" calcext:base-cell-address="Sheet1.A94"/>
          </calcext:conditional-format>
          <calcext:conditional-format calcext:target-range-address="Sheet1.A94:Sheet1.A95">
            <calcext:condition calcext:apply-style-name="Untitled1" calcext:value="=&quot;&quot;" calcext:base-cell-address="Sheet1.A94"/>
            <calcext:condition calcext:apply-style-name="Untitled2" calcext:value="!=&quot;&quot;" calcext:base-cell-address="Sheet1.A94"/>
          </calcext:conditional-format>
          <calcext:conditional-format calcext:target-range-address="Sheet1.A96:Sheet1.A96">
            <calcext:condition calcext:apply-style-name="Untitled1" calcext:value="=&quot;&quot;" calcext:base-cell-address="Sheet1.A96"/>
            <calcext:condition calcext:apply-style-name="Untitled2" calcext:value="!=&quot;&quot;" calcext:base-cell-address="Sheet1.A96"/>
          </calcext:conditional-format>
          <calcext:conditional-format calcext:target-range-address="Sheet1.A96:Sheet1.A96">
            <calcext:condition calcext:apply-style-name="Untitled1" calcext:value="=&quot;&quot;" calcext:base-cell-address="Sheet1.A96"/>
            <calcext:condition calcext:apply-style-name="Untitled2" calcext:value="!=&quot;&quot;" calcext:base-cell-address="Sheet1.A96"/>
          </calcext:conditional-format>
          <calcext:conditional-format calcext:target-range-address="Sheet1.A97:Sheet1.A97">
            <calcext:condition calcext:apply-style-name="Untitled1" calcext:value="=&quot;&quot;" calcext:base-cell-address="Sheet1.A97"/>
            <calcext:condition calcext:apply-style-name="Untitled2" calcext:value="!=&quot;&quot;" calcext:base-cell-address="Sheet1.A97"/>
          </calcext:conditional-format>
          <calcext:conditional-format calcext:target-range-address="Sheet1.A97:Sheet1.A97">
            <calcext:condition calcext:apply-style-name="Untitled1" calcext:value="=&quot;&quot;" calcext:base-cell-address="Sheet1.A97"/>
            <calcext:condition calcext:apply-style-name="Untitled2" calcext:value="!=&quot;&quot;" calcext:base-cell-address="Sheet1.A97"/>
          </calcext:conditional-format>
          <calcext:conditional-format calcext:target-range-address="Sheet1.A98:Sheet1.A98">
            <calcext:condition calcext:apply-style-name="Untitled1" calcext:value="=&quot;&quot;" calcext:base-cell-address="Sheet1.A98"/>
            <calcext:condition calcext:apply-style-name="Untitled2" calcext:value="!=&quot;&quot;" calcext:base-cell-address="Sheet1.A98"/>
          </calcext:conditional-format>
          <calcext:conditional-format calcext:target-range-address="Sheet1.A98:Sheet1.A98">
            <calcext:condition calcext:apply-style-name="Untitled1" calcext:value="=&quot;&quot;" calcext:base-cell-address="Sheet1.A98"/>
            <calcext:condition calcext:apply-style-name="Untitled2" calcext:value="!=&quot;&quot;" calcext:base-cell-address="Sheet1.A98"/>
          </calcext:conditional-format>
          <calcext:conditional-format calcext:target-range-address="Sheet1.A99:Sheet1.A104">
            <calcext:condition calcext:apply-style-name="Untitled1" calcext:value="=&quot;&quot;" calcext:base-cell-address="Sheet1.A99"/>
            <calcext:condition calcext:apply-style-name="Untitled2" calcext:value="!=&quot;&quot;" calcext:base-cell-address="Sheet1.A99"/>
          </calcext:conditional-format>
          <calcext:conditional-format calcext:target-range-address="Sheet1.A99:Sheet1.A104">
            <calcext:condition calcext:apply-style-name="Untitled1" calcext:value="=&quot;&quot;" calcext:base-cell-address="Sheet1.A99"/>
            <calcext:condition calcext:apply-style-name="Untitled2" calcext:value="!=&quot;&quot;" calcext:base-cell-address="Sheet1.A99"/>
          </calcext:conditional-format>
          <calcext:conditional-format calcext:target-range-address="Sheet1.A125:Sheet1.A125">
            <calcext:condition calcext:apply-style-name="Untitled1" calcext:value="=&quot;&quot;" calcext:base-cell-address="Sheet1.A125"/>
            <calcext:condition calcext:apply-style-name="Untitled2" calcext:value="!=&quot;&quot;" calcext:base-cell-address="Sheet1.A125"/>
          </calcext:conditional-format>
        </calcext:conditional-formats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transparent" fo:border="0.06pt solid #000000" style:rotation-angle="90" loext:vertical-justify="auto"/>
      <style:paragraph-properties css3t:text-justify="auto"/>
      <style:text-properties style:font-name="Arial Black" fo:font-family="'Arial Black'" style:font-style-name="Normal" style:font-pitch="variable" fo:font-size="15pt" fo:font-style="normal" fo:font-weight="normal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 style:data-style-name="N2" text:time-value="00:46:22.538045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1T20:10:42</meta:creation-date>
    <dc:date>2015-08-10T01:10:29.069886971</dc:date>
    <meta:editing-duration>PT3H20M1S</meta:editing-duration>
    <meta:editing-cycles>60</meta:editing-cycles>
    <meta:generator>LibreOffice/4.4.4.3$Linux_X86_64 LibreOffice_project/40$Build-3</meta:generator>
    <dc:creator>M G</dc:creator>
    <meta:document-statistic meta:table-count="3" meta:cell-count="126" meta:object-count="0"/>
  </office:meta>
</office:document-meta>
</file>